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bf0041" draw:marker-end="Symmetric_20_Arrow" draw:fill="solid" draw:textarea-vertical-align="middle"/>
    </style:style>
    <style:style style:name="gr4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5" style:family="graphic" style:parent-style-name="objectwithoutfill">
      <style:graphic-properties svg:stroke-color="#2a6099" draw:marker-start="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794cm" svg:y1="16.24cm" svg:x2="3.794cm" svg:y2="23.987cm">
          <text:p/>
        </draw:line>
        <draw:line draw:style-name="gr1" draw:text-style-name="P1" draw:layer="layout" svg:x1="17.764cm" svg:y1="23.987cm" svg:x2="3.794cm" svg:y2="23.987cm">
          <text:p/>
        </draw:line>
        <draw:line draw:style-name="gr1" draw:text-style-name="P1" draw:layer="layout" svg:x1="17.764cm" svg:y1="23.987cm" svg:x2="3.794cm" svg:y2="16.24cm">
          <text:p/>
        </draw:line>
        <draw:frame draw:style-name="gr2" draw:text-style-name="P2" draw:layer="layout" svg:width="0.592cm" svg:height="0.859cm" svg:x="9.806cm" svg:y="18.4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path draw:style-name="gr3" draw:text-style-name="P1" draw:layer="layout" svg:width="0.964cm" svg:height="0.489cm" draw:transform="skewX (0.293738913110646) rotate (-2.34519891590478) translate (15.5900013589545cm 23.1699211822389cm)" svg:viewBox="0 0 965 490" svg:d="M0 474c367 73 806-99 965-474">
          <text:p/>
        </draw:path>
        <draw:path draw:style-name="gr4" draw:text-style-name="P1" draw:layer="layout" svg:width="0.934cm" svg:height="0.353cm" draw:transform="skewX (0.251501945212383) rotate (0.434586983746588) translate (3.85701665353579cm 17.3958592603786cm)" svg:viewBox="0 0 935 354" svg:d="M0 341c271 44 546-34 796-172l139-169">
          <text:p/>
        </draw:path>
        <draw:path draw:style-name="gr5" draw:text-style-name="P1" draw:layer="layout" svg:width="1.932cm" svg:height="0.574cm" draw:transform="skewX (0.106639617296854) rotate (2.12807995695669) translate (4.94277355659999cm 23.9765646622852cm)" svg:viewBox="0 0 1933 575" svg:d="M0 555c561 72 1128-55 1645-279l288-276">
          <text:p/>
        </draw:path>
        <draw:frame draw:style-name="gr2" draw:text-style-name="P2" draw:layer="layout" svg:width="0.612cm" svg:height="0.495cm" svg:x="5.064cm" svg:y="22.3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612cm" svg:height="0.859cm" svg:x="2.694cm" svg:y="19.8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612cm" svg:height="0.859cm" svg:x="9.509cm" svg:y="24.6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544cm" svg:height="0.631cm" svg:x="4.452cm" svg:y="17.7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62cm" svg:height="0.36cm" svg:x="13.954cm" svg:y="22.85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6-19T19:21:04.673210688</dc:date>
    <meta:editing-duration>PT2H44M54S</meta:editing-duration>
    <meta:editing-cycles>59</meta:editing-cycles>
    <meta:generator>LibreOffice/6.4.7.2$Linux_X86_64 LibreOffice_project/40$Build-2</meta:generator>
    <meta:document-statistic meta:object-count="12"/>
  </office:meta>
</office:document-meta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